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34a2232"/>
    </style:style>
    <style:style style:name="T28" style:family="text">
      <style:text-properties officeooo:rsid="0387836c"/>
    </style:style>
    <style:style style:name="T29" style:family="text">
      <style:text-properties officeooo:rsid="03b4652d"/>
    </style:style>
    <style:style style:name="T30" style:family="text">
      <style:text-properties officeooo:rsid="03b75219"/>
    </style:style>
    <style:style style:name="T31" style:family="text">
      <style:text-properties officeooo:rsid="047091ad"/>
    </style:style>
    <style:style style:name="T32" style:family="text">
      <style:text-properties officeooo:rsid="0471ec6f"/>
    </style:style>
    <style:style style:name="T33" style:family="text">
      <style:text-properties officeooo:rsid="0473a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9">Esser-</text:span>Skala, 201<text:span text:style-name="T31">9</text:span></text:p>
      <text:p text:style-name="P18"/>
      <text:p text:style-name="P18"/>
      <text:p text:style-name="P13">© 201<text:span text:style-name="T31">9</text:span> by Wolfgang <text:span text:style-name="T29">Esser-</text:span>Skala. This edition is licensed under the<text:span text:style-name="T27"><text:line-break/></text:span>Creative Commons Attribution<text:span text:style-name="T22">-NonCommercial-ShareAlike</text:span> 4.0 International License.<text:span text:style-name="T27"><text:line-break/></text:span>To view a copy of this license, visit http://creativecommons.org/licenses/by<text:span text:style-name="T23">-nc-sa</text:span>/4.0/.</text:p>
      <text:p text:style-name="P12"/>
      <text:p text:style-name="P14">Music engraving by LilyPond 2.18.0 (http://www.lilypond.org).<text:span text:style-name="T21"><text:line-break/>Front matter</text:span> typeset with EB Garamond (http://www.georgduffner.at/ebgaramond).</text:p>
      <text:p text:style-name="P18"/>
      <text:p text:style-name="P11">First <text:span text:style-name="T24">version</text:span>, <text:span text:style-name="T31">Jul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33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33"> </text:span>Mus.2973-D-<text:span text:style-name="T32">16</text:span>).<text:span text:style-name="T33"><text:line-break/></text:span><text:tab/>http://digital.slub-dresden.de/<text:span text:style-name="T7">id42603967X</text:span> (siglum Mus.2973-D-<text:span text:style-name="T32">19</text:span>)</text:p>
      <text:p text:style-name="P3"/>
      <text:p text:style-name="P4">In general, this edition closely follows the <text:span text:style-name="T28">manuscript</text:span>. Any changes <text:span text:style-name="T2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6"/>
      <text:p text:style-name="P8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missa-BurG-I-7)</text:span>. Your help will be greatly appreciated.</text:p>
      <text:p text:style-name="P10"/>
      <text:p text:style-name="P10"/>
      <text:p text:style-name="P10"><text:span text:style-name="T8">Salzburg, </text:span><text:span text:style-name="T13">July</text:span><text:span text:style-name="T8"> 201</text:span><text:span text:style-name="T13">9</text:span><text:line-break/>Wolfgang <text:span text:style-name="T29">Esser-</text:span>Skala</text:p>
      <text:p text:style-name="P24"/>
      <text:p text:style-name="P22"><text:span text:style-name="T27"><text:line-break/></text:span>C O N T E N T S</text:p>
      <text:p text:style-name="P16"/>
      <text:p text:style-name="P15"/>
      <text:p text:style-name="P17"><text:span text:style-name="T3">Kyrie</text:span><text:span text:style-name="T30"><text:line-break/><text:tab/>1.1<text:tab/>Kyrie<text:tab/>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8T21:11:51.192971944</dc:date>
    <dc:creator>Wolfgang Skala</dc:creator>
    <meta:editing-duration>P11DT22H42M21S</meta:editing-duration>
    <meta:editing-cycles>1068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90" meta:character-count="1923" meta:non-whitespace-character-count="1620"/>
  </office:meta>
</office:document-meta>
</file>